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erverRequestObservationConvention.getHighCardinalityKeyValues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getContextualName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method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getLowCardinalityKeyValues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status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erRequestObservationConvention.exception( ServerRequestObserv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ServerRequestObservationConvention.httpUrl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